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text-properties officeooo:rsid="16e0ee99" officeooo:paragraph-rsid="16e0ee99"/>
    </style:style>
    <style:style style:name="P34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5" style:family="paragraph" style:parent-style-name="Text_20_body">
      <style:text-properties officeooo:rsid="16e5540f" officeooo:paragraph-rsid="16e5540f"/>
    </style:style>
    <style:style style:name="P36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7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8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9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40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1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2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3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4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5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6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7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8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9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50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1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2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3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4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5" style:family="paragraph" style:parent-style-name="Text_20_body">
      <style:text-properties officeooo:rsid="1705ad98" officeooo:paragraph-rsid="1705ad98"/>
    </style:style>
    <style:style style:name="P56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7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8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9" style:family="paragraph" style:parent-style-name="Text_20_body">
      <style:paragraph-properties fo:text-align="start" style:justify-single-word="false"/>
      <style:text-properties officeooo:rsid="16be7978" officeooo:paragraph-rsid="16ce184b"/>
    </style:style>
    <style:style style:name="P60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61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62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3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4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5" style:family="paragraph" style:parent-style-name="Text_20_body">
      <style:paragraph-properties fo:text-align="start" style:justify-single-word="false"/>
      <style:text-properties officeooo:paragraph-rsid="171de657"/>
    </style:style>
    <style:style style:name="P66" style:family="paragraph" style:parent-style-name="Text_20_body">
      <style:paragraph-properties fo:text-align="start" style:justify-single-word="false"/>
      <style:text-properties officeooo:paragraph-rsid="16eccd50"/>
    </style:style>
    <style:style style:name="P67" style:family="paragraph" style:parent-style-name="Text_20_body">
      <style:paragraph-properties fo:text-align="start" style:justify-single-word="false"/>
      <style:text-properties officeooo:paragraph-rsid="17307886"/>
    </style:style>
    <style:style style:name="P68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9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70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71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2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3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4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5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6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77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8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79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80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81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82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83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84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85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86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7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8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9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90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91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92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93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94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95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96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97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98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9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100" style:family="paragraph" style:parent-style-name="Text_20_body">
      <style:paragraph-properties fo:text-align="start" style:justify-single-word="false"/>
      <style:text-properties officeooo:rsid="1729e6a2" officeooo:paragraph-rsid="1729e6a2"/>
    </style:style>
    <style:style style:name="P101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102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103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104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105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106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07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108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09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110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111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12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13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14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15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16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17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18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19" style:family="paragraph" style:parent-style-name="Text_20_body">
      <style:paragraph-properties fo:text-align="start" style:justify-single-word="false"/>
      <style:text-properties officeooo:rsid="173bc0a1" officeooo:paragraph-rsid="173bc0a1"/>
    </style:style>
    <style:style style:name="P120" style:family="paragraph" style:parent-style-name="Text_20_body">
      <style:text-properties fo:language="cs" fo:country="CZ" officeooo:rsid="170b13dd" officeooo:paragraph-rsid="170b13dd"/>
    </style:style>
    <style:style style:name="P121" style:family="paragraph" style:parent-style-name="Text_20_body" style:master-page-name="Standard">
      <style:paragraph-properties style:page-number="auto"/>
      <style:text-properties officeooo:paragraph-rsid="16cfedf3"/>
    </style:style>
    <style:style style:name="P122" style:family="paragraph" style:parent-style-name="Text_20_body">
      <style:text-properties officeooo:rsid="3adb7245" officeooo:paragraph-rsid="16cfedf3"/>
    </style:style>
    <style:style style:name="P123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124" style:family="paragraph" style:parent-style-name="Text_20_body">
      <style:paragraph-properties fo:text-align="start" style:justify-single-word="false"/>
      <style:text-properties officeooo:rsid="172cf2be" officeooo:paragraph-rsid="17427337"/>
    </style:style>
    <style:style style:name="P125" style:family="paragraph" style:parent-style-name="Text_20_body">
      <style:paragraph-properties fo:text-align="start" style:justify-single-word="false"/>
      <style:text-properties officeooo:rsid="173a12e5" officeooo:paragraph-rsid="1743f7f5"/>
    </style:style>
    <style:style style:name="P126" style:family="paragraph" style:parent-style-name="Heading_20_1">
      <style:text-properties officeooo:paragraph-rsid="16ce184b"/>
    </style:style>
    <style:style style:name="P127" style:family="paragraph" style:parent-style-name="Heading_20_1">
      <style:text-properties officeooo:rsid="16bcf6a6" officeooo:paragraph-rsid="16bcf6a6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  <style:style style:name="T54" style:family="text">
      <style:text-properties officeooo:rsid="17427337"/>
    </style:style>
    <style:style style:name="T55" style:family="text">
      <style:text-properties officeooo:rsid="16cc54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/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5"><text:span text:style-name="T12">P</text:span><text:span text:style-name="T11">rotoplasma: Makor (zdroj) refeš (sliz)</text:span></text:p>
      <text:h text:style-name="Heading_20_1" text:outline-level="1">Množné číslo</text:h>
      <text:p text:style-name="P120">- přidat na konec slova -im. (Ot je písmeno nebo runa, otim jsou runy).</text:p>
      <text:p text:style-name="P120">(Tohle asi v hebrejštině funguje jen pro podstatná jména ženského rodu, ale to asi nebudu řešit)</text:p>
      <text:h text:style-name="P126" text:outline-level="1">Slovník</text:h>
      <text:p text:style-name="P42">Blesk – <text:span text:style-name="T20">Bárak</text:span></text:p>
      <text:p text:style-name="P111">Bouře – Sufah</text:p>
      <text:p text:style-name="P44">Beranidlo – Zelokvah</text:p>
      <text:p text:style-name="P88">Bílý – Lavan</text:p>
      <text:p text:style-name="P67"><text:span text:style-name="T51">Čepel – </text:span><text:span text:style-name="T46">T</text:span><text:span text:style-name="T47">araf</text:span></text:p>
      <text:p text:style-name="P61">Dech – <text:span text:style-name="T36">Nišima</text:span></text:p>
      <text:p text:style-name="P62">Detekovat – Gilah</text:p>
      <text:p text:style-name="P118">Déšť - Gešem</text:p>
      <text:p text:style-name="P84">Dlouhý – Aruk</text:p>
      <text:p text:style-name="P37">Duše – Ne<text:span text:style-name="T38">f</text:span>e<text:span text:style-name="T38">š</text:span></text:p>
      <text:p text:style-name="P73">Duplikát – Hetek</text:p>
      <text:p text:style-name="P100">Dvojník - Kefel</text:p>
      <text:p text:style-name="P40">Dýka – Pygion</text:p>
      <text:p text:style-name="P41">Dým - Ašan</text:p>
      <text:p text:style-name="P81"><text:span text:style-name="T20">Věčnost</text:span> – <text:span text:style-name="T35">Olam</text:span></text:p>
      <text:p text:style-name="P99">Had – Nachaš</text:p>
      <text:p text:style-name="P80">Hladina – Šetah</text:p>
      <text:p text:style-name="P8">Hojit, <text:span text:style-name="T36">Léčit</text:span> – <text:span text:style-name="T36">Efel</text:span></text:p>
      <text:p text:style-name="P79">Huňáč – </text:p>
      <text:p text:style-name="P117"><text:soft-page-break/>Hypnóza – <text:span text:style-name="T52">Hipnut</text:span></text:p>
      <text:p text:style-name="P80">Chůze – Halijkah</text:p>
      <text:p text:style-name="P65"><text:span text:style-name="T42">I</text:span><text:span text:style-name="T43">luze</text:span><text:span text:style-name="T49"> – Ašlajah</text:span></text:p>
      <text:p text:style-name="P37">Jasný – Zoher</text:p>
      <text:p text:style-name="P5">Jed – <text:span text:style-name="T34">Eres</text:span></text:p>
      <text:p text:style-name="P43">Koule – <text:span text:style-name="T16">Nešef</text:span></text:p>
      <text:p text:style-name="P95">Kouzlo – Kišuf</text:p>
      <text:p text:style-name="P51">Král – Melech</text:p>
      <text:p text:style-name="P52">Krev – Dam</text:p>
      <text:p text:style-name="P85">Lazebník – Sapar</text:p>
      <text:p text:style-name="P98">Lano – Ševel</text:p>
      <text:p text:style-name="P90">Led – Kerach</text:p>
      <text:p text:style-name="P61">Lektvar – <text:span text:style-name="T24">Miškal</text:span></text:p>
      <text:p text:style-name="P91">Levitace – Rišef</text:p>
      <text:p text:style-name="P47">Léčit, <text:span text:style-name="T36">Hojit</text:span> – Efel</text:p>
      <text:p text:style-name="P48">Magie – Kesem</text:p>
      <text:p text:style-name="P48">Magický – Kasum</text:p>
      <text:p text:style-name="P124"><text:span text:style-name="T54">M</text:span>etamorfóza – *Šinuj tzurah*</text:p>
      <text:p text:style-name="P115">Mimoprostor – Míver chalal</text:p>
      <text:p text:style-name="P105">Minulost – Avar</text:p>
      <text:p text:style-name="P106">Mistr – Adon</text:p>
      <text:p text:style-name="P110"><text:soft-page-break/>Mrak – Anan</text:p>
      <text:p text:style-name="P107">Mráz – Karah</text:p>
      <text:p text:style-name="P69">Myšlenka – <text:span text:style-name="T21">Chašav</text:span></text:p>
      <text:p text:style-name="P89">Najít – Matza</text:p>
      <text:p text:style-name="P119">Návrat - Hašavah</text:p>
      <text:p text:style-name="P59">Nechť – </text:p>
      <text:p text:style-name="P57">Neviditelnost – Ij ryjut</text:p>
      <text:p text:style-name="P45">Očarování – <text:span text:style-name="T33">Kesem</text:span></text:p>
      <text:p text:style-name="P46">Oblouk – Kešet</text:p>
      <text:p text:style-name="P11">Oheň – <text:span text:style-name="T20">Eš</text:span></text:p>
      <text:p text:style-name="P13">Ochrana – <text:span text:style-name="T32">Haganah</text:span></text:p>
      <text:p text:style-name="P77">Oko – Ajin</text:p>
      <text:p text:style-name="P68">Otevřít – Patach</text:p>
      <text:p text:style-name="P64">Oslnivý – Misanver</text:p>
      <text:p text:style-name="P71">Pamatuj – Zakhar</text:p>
      <text:p text:style-name="P82">Paralýza – Šituk</text:p>
      <text:p text:style-name="P97">Past – Peh</text:p>
      <text:p text:style-name="P34">Paže – Zroa</text:p>
      <text:p text:style-name="P23">Pád – Mapal</text:p>
      <text:p text:style-name="P39">Pes – Naval</text:p>
      <text:p text:style-name="P102">Podoba – Chazut</text:p>
      <text:p text:style-name="P93"><text:soft-page-break/>Pomalý – <text:span text:style-name="T21">Itij</text:span></text:p>
      <text:p text:style-name="P125">Portál <text:span text:style-name="T55">–</text:span> Šár</text:p>
      <text:p text:style-name="P124">Proměna – <text:span text:style-name="T54">Šinah</text:span></text:p>
      <text:p text:style-name="P94">Proti (předpona) – Neged</text:p>
      <text:p text:style-name="P114">Prostor – Chalal</text:p>
      <text:p text:style-name="P69">Přenos – <text:span text:style-name="T18">Hávarah</text:span></text:p>
      <text:p text:style-name="P86">Přelud – Ašlajah</text:p>
      <text:p text:style-name="P70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Ru<text:span text:style-name="T3">ka</text:span> – <text:span text:style-name="T28">Jad</text:span></text:p>
      <text:p text:style-name="P60">Runa – Ot</text:p>
      <text:p text:style-name="P63">Runy – Otim</text:p>
      <text:p text:style-name="P13">Rukavice – <text:span text:style-name="T29">Kfafa</text:span></text:p>
      <text:p text:style-name="P9">Řád – <text:span text:style-name="T23">Mištar</text:span></text:p>
      <text:p text:style-name="P53">Silný – Chazak</text:p>
      <text:p text:style-name="P54">Sliz – Refeš</text:p>
      <text:p text:style-name="P116">Sledování - Gišuš</text:p>
      <text:p text:style-name="P108">Sluha – Mešaret</text:p>
      <text:p text:style-name="P109">Smrt – Mavet</text:p>
      <text:p text:style-name="P36">Sochař - Pasal</text:p>
      <text:p text:style-name="P74"><text:soft-page-break/><text:span text:style-name="T8">S</text:span>oustředit – </text:p>
      <text:p text:style-name="P75">Spánek - Šenah</text:p>
      <text:p text:style-name="P38">Srst – </text:p>
      <text:p text:style-name="P39">Strážce – Haganah</text:p>
      <text:p text:style-name="P12">Stvořit – <text:s/><text:span text:style-name="T48">Jatzar</text:span></text:p>
      <text:p text:style-name="P24">Střela – Týl</text:p>
      <text:p text:style-name="P56">Sugesce – Hašáh</text:p>
      <text:p text:style-name="P50">Světlo – <text:span text:style-name="T21">Ór</text:span></text:p>
      <text:p text:style-name="P48">Štít – Magen</text:p>
      <text:p text:style-name="P92">Ticho – Šeket</text:p>
      <text:p text:style-name="P76">Tlampač – Ramkol</text:p>
      <text:p text:style-name="P112">Tento, tyto – <text:span text:style-name="T22">Hazat</text:span></text:p>
      <text:p text:style-name="P113">Torna – Sak</text:p>
      <text:p text:style-name="P68">Truhla – Tevah</text:p>
      <text:p text:style-name="P83">Tříšť – Ketim</text:p>
      <text:p text:style-name="P101">Úder – Nagaf</text:p>
      <text:p text:style-name="P83">Úlomek – Keta</text:p>
      <text:p text:style-name="P39">Věrný – Medujak</text:p>
      <text:p text:style-name="P104">Vize – Chazon</text:p>
      <text:p text:style-name="P72">Zapomeň – Šakhah</text:p>
      <text:p text:style-name="P64">Zář – Lehavah</text:p>
      <text:p text:style-name="P49"><text:soft-page-break/>Zdroj – Makor</text:p>
      <text:p text:style-name="P58">Zbroj – <text:span text:style-name="T53">Š</text:span>irion</text:p>
      <text:p text:style-name="P103">Změna – Šinah</text:p>
      <text:p text:style-name="P66"><text:span text:style-name="T50">Zranění – Pe</text:span><text:span text:style-name="T44">t</text:span><text:span text:style-name="T45">z</text:span><text:span text:style-name="T50">a</text:span></text:p>
      <text:p text:style-name="P96">Zlomit – Šavar</text:p>
      <text:p text:style-name="P87">Zvuk – Kol</text:p>
      <text:p text:style-name="P78">Žár – Lahat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27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5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33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12-15T17:15:11.919000000</dc:date>
    <meta:print-date>2113-01-01T00:00:00</meta:print-date>
    <meta:editing-cycles>10883</meta:editing-cycles>
    <meta:editing-duration>P32DT11H45M20S</meta:editing-duration>
    <meta:generator>LibreOffice/6.0.5.2$Windows_X86_64 LibreOffice_project/54c8cbb85f300ac59db32fe8a675ff7683cd5a16</meta:generator>
    <meta:document-statistic meta:table-count="0" meta:image-count="0" meta:object-count="0" meta:page-count="13" meta:paragraph-count="167" meta:word-count="535" meta:character-count="3732" meta:non-whitespace-character-count="3227"/>
  </office:meta>
</office:document-meta>
</file>